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ROVED FLORED'S S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567193005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65980658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ESONES PEREZ, JIMMY POO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456232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BARTUREN BECERRA, JUSTA FLOR</text:p>
          </table:table-cell>
          <table:covered-table-cell/>
          <table:covered-table-cell/>
          <table:table-cell table:style-name="Tabla1.E3" table:number-columns-spanned="2" office:value-type="string">
            <text:p text:style-name="P9">DNI:525729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225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9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9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FR. ROJO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ATOS PEKINES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5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3T21:21:0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